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436cm"/>
    </style:style>
    <style:style style:name="co2" style:family="table-column">
      <style:table-column-properties fo:break-before="auto" style:column-width="2.526cm"/>
    </style:style>
    <style:style style:name="co3" style:family="table-column">
      <style:table-column-properties fo:break-before="auto" style:column-width="9.086cm"/>
    </style:style>
    <style:style style:name="co4" style:family="table-column">
      <style:table-column-properties fo:break-before="auto" style:column-width="13.437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74pt double #000000" style:border-line-width="0.026cm 0.026cm 0.002cm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4"/>
        <table:table-row table:style-name="ro1">
          <table:table-cell table:style-name="ce1" office:value-type="string" calcext:value-type="string">
            <text:p>Voron Sub 0 Extra BOM</text:p>
          </table:table-cell>
          <table:table-cell table:style-name="Default" table:number-columns-repeated="3"/>
        </table:table-row>
        <table:table-row table:style-name="ro1">
          <table:table-cell table:style-name="Default" table:number-columns-repeated="4"/>
        </table:table-row>
        <table:table-row table:style-name="ro1">
          <table:table-cell table:style-name="ce2" office:value-type="string" calcext:value-type="string">
            <text:p>part</text:p>
          </table:table-cell>
          <table:table-cell table:style-name="ce2" office:value-type="string" calcext:value-type="string">
            <text:p>quantity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link</text:p>
          </table:table-cell>
        </table:table-row>
        <table:table-row table:style-name="ro1">
          <table:table-cell table:style-name="Default" table:number-columns-repeated="4"/>
        </table:table-row>
        <table:table-row table:style-name="ro1">
          <table:table-cell office:value-type="string" calcext:value-type="string">
            <text:p>PI hea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5mm dia polyimide heater 24v 5w</text:p>
          </table:table-cell>
          <table:table-cell office:value-type="string" calcext:value-type="string">
            <text:p><text:a xlink:href="https://www.aliexpress.com/item/1005006642022928.html?spm=a2g0o.order_list.order_list_main.4.1f1018027LbB8c" xlink:type="simple">https://www.aliexpress.com/item/1005006642022928.html?spm=a2g0o.order_list.order_list_main.4.1f1018027LbB8c</text:a></text:p>
          </table:table-cell>
        </table:table-row>
        <table:table-row table:style-name="ro1">
          <table:table-cell office:value-type="string" calcext:value-type="string">
            <text:p>Linear rail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70mm Linear rails</text:p>
          </table:table-cell>
          <table:table-cell office:value-type="string" calcext:value-type="string">
            <text:p><text:a xlink:href="https://www.aliexpress.com/item/32772699717.html?spm=a2g0o.detail.0.0.4c36tAIGtAIGJP&amp;mp=1" xlink:type="simple">https://www.aliexpress.com/item/32772699717.html?spm=a2g0o.detail.0.0.4c36tAIGtAIGJP&amp;mp=1</text:a></text:p>
          </table:table-cell>
        </table:table-row>
        <table:table-row table:style-name="ro1">
          <table:table-cell office:value-type="string" calcext:value-type="string">
            <text:p>Stand off'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mm brass M2.5 stand off’s</text:p>
          </table:table-cell>
          <table:table-cell office:value-type="string" calcext:value-type="string">
            <text:p><text:a xlink:href="https://www.amazon.co.uk/XLX-Male-Female-Female-Female-Assortment-stainless/dp/B07FMV5RMG/ref=asc_df_B07FMV5RMG/?tag=googshopuk-21&amp;linkCode=df0&amp;hvadid=446721410096&amp;hvpos=&amp;hvnetw=g&amp;hvrand=6115428013530848602&amp;hvpone=&amp;hvptwo=&amp;hvqmt=&amp;hvdev=c&amp;hvdvcmdl=&amp;hvlocint=&amp;hvlocphy=9045743&amp;hvtargid=pla-527124804638&amp;psc=1&amp;mcid=8d582ad0b9923ecaa27cad7a6e09d65f&amp;tag=&amp;ref=&amp;adgrpid=105535120004&amp;hvpone=&amp;hvptwo=&amp;hvadid=446721410096&amp;hvpos=&amp;hvnetw=g&amp;hvrand=6115428013530848602&amp;hvqmt=&amp;hvdev=c&amp;hvdvcmdl=&amp;hvlocint=&amp;hvlocphy=9045743&amp;hvtargid=pla-527124804638" xlink:type="simple">https://www.amazon.co.uk/XLX-Male-Female-Female-Female-Assortment-stainless/dp/B07FMV5RMG/ref=asc_df_B07FMV5RMG/?tag=googshopuk-21&amp;linkCode=df0&amp;hvadid=446721410096&amp;hvpos=&amp;hvnetw=g&amp;hvrand=6115428013530848602&amp;hvpone=&amp;hvptwo=&amp;hvqmt=&amp;hvdev=c&amp;hvdvcmdl=&amp;hvlocint=&amp;hvlocphy=9045743&amp;hvtargid=pla-527124804638&amp;psc=1&amp;mcid=8d582ad0b9923ecaa27cad7a6e09d65f&amp;tag=&amp;ref=&amp;adgrpid=105535120004&amp;hvpone=&amp;hvptwo=&amp;hvadid=446721410096&amp;hvpos=&amp;hvnetw=g&amp;hvrand=6115428013530848602&amp;hvqmt=&amp;hvdev=c&amp;hvdvcmdl=&amp;hvlocint=&amp;hvlocphy=9045743&amp;hvtargid=pla-527124804638</text:a></text:p>
          </table:table-cell>
        </table:table-row>
        <table:table-row table:style-name="ro1">
          <table:table-cell office:value-type="string" calcext:value-type="string">
            <text:p>power suppl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40vac to 24vdc 6Amp power supply</text:p>
          </table:table-cell>
          <table:table-cell office:value-type="string" calcext:value-type="string">
            <text:p><text:a xlink:href="https://www.amazon.co.uk/dp/B07CHDZQDH?psc=1&amp;ref=ppx_yo2ov_dt_b_product_details" xlink:type="simple">https://www.amazon.co.uk/dp/B07CHDZQDH?psc=1&amp;ref=ppx_yo2ov_dt_b_product_details</text:a></text:p>
          </table:table-cell>
        </table:table-row>
        <table:table-row table:style-name="ro1">
          <table:table-cell office:value-type="string" calcext:value-type="string">
            <text:p>DC jack sock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.5 – 2.1mm DC power jack socket</text:p>
          </table:table-cell>
          <table:table-cell office:value-type="string" calcext:value-type="string">
            <text:p><text:a xlink:href="https://www.amazon.co.uk/dp/B07X9MMJL2?psc=1&amp;ref=ppx_yo2ov_dt_b_product_details" xlink:type="simple">https://www.amazon.co.uk/dp/B07X9MMJL2?psc=1&amp;ref=ppx_yo2ov_dt_b_product_details</text:a></text:p>
          </table:table-cell>
        </table:table-row>
        <table:table-row table:style-name="ro1" table:number-rows-repeated="10">
          <table:table-cell table:number-columns-repeated="4"/>
        </table:table-row>
        <table:table-row table:style-name="ro1" table:number-rows-repeated="4">
          <table:table-cell table:number-columns-repeated="3"/>
          <table:table-cell table:style-name="ce3"/>
        </table:table-row>
        <table:table-row table:style-name="ro1">
          <table:table-cell table:number-columns-repeated="3"/>
          <table:table-cell table:style-name="ce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1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18T23:45:10.598000000</meta:creation-date>
    <dc:date>2024-05-19T01:36:22.387000000</dc:date>
    <meta:editing-duration>PT1H39M49S</meta:editing-duration>
    <meta:editing-cycles>3</meta:editing-cycles>
    <meta:generator>LibreOffice/24.2.2.2$Windows_X86_64 LibreOffice_project/d56cc158d8a96260b836f100ef4b4ef25d6f1a01</meta:generator>
    <meta:document-statistic meta:table-count="1" meta:cell-count="25" meta:object-count="0"/>
  </office:meta>
</office:document-meta>
</file>